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1.99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2.111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77cm"/>
    </style:style>
    <style:style style:name="co8" style:family="table-column">
      <style:table-column-properties fo:break-before="auto" style:column-width="3.69cm"/>
    </style:style>
    <style:style style:name="co9" style:family="table-column">
      <style:table-column-properties fo:break-before="auto" style:column-width="3.582cm"/>
    </style:style>
    <style:style style:name="co10" style:family="table-column">
      <style:table-column-properties fo:break-before="auto" style:column-width="2.884cm"/>
    </style:style>
    <style:style style:name="co11" style:family="table-column">
      <style:table-column-properties fo:break-before="auto" style:column-width="3.768cm"/>
    </style:style>
    <style:style style:name="co12" style:family="table-column">
      <style:table-column-properties fo:break-before="auto" style:column-width="3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17" style:family="table-cell" style:parent-style-name="Pivot_20_Table_20_Category" style:data-style-name="N0">
      <style:table-cell-properties fo:border="none"/>
    </style:style>
    <style:style style:name="ce18" style:family="table-cell" style:parent-style-name="Pivot_20_Table_20_Value" style:data-style-name="N0">
      <style:table-cell-properties fo:border="none"/>
    </style:style>
    <style:style style:name="ce19" style:family="table-cell" style:parent-style-name="Default" style:data-style-name="N0"/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zespolu</text:p>
          </table:table-cell>
          <table:table-cell office:value-type="string" calcext:value-type="string">
            <text:p>kod_miast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yp dnia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08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40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10</text:p>
          </table:table-cell>
          <table:table-cell office:value-type="date" office:date-value="2017-07-27" calcext:value-type="date">
            <text:p>2017-07-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20</text:p>
          </table:table-cell>
          <table:table-cell office:value-type="date" office:date-value="2017-08-03" calcext:value-type="date">
            <text:p>2017-08-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45</text:p>
          </table:table-cell>
          <table:table-cell office:value-type="date" office:date-value="2017-07-04" calcext:value-type="date">
            <text:p>2017-07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00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40</text:p>
          </table:table-cell>
          <table:table-cell office:value-type="date" office:date-value="2017-07-10" calcext:value-type="date">
            <text:p>2017-07-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32</text:p>
          </table:table-cell>
          <table:table-cell office:value-type="date" office:date-value="2017-07-06" calcext:value-type="date">
            <text:p>2017-07-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30</text:p>
          </table:table-cell>
          <table:table-cell office:value-type="date" office:date-value="2017-07-27" calcext:value-type="date">
            <text:p>2017-07-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31</text:p>
          </table:table-cell>
          <table:table-cell office:value-type="date" office:date-value="2017-08-10" calcext:value-type="date">
            <text:p>2017-08-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00</text:p>
          </table:table-cell>
          <table:table-cell office:value-type="date" office:date-value="2017-07-26" calcext:value-type="date">
            <text:p>2017-07-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00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20</text:p>
          </table:table-cell>
          <table:table-cell office:value-type="date" office:date-value="2017-07-15" calcext:value-type="date">
            <text:p>2017-07-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49</text:p>
          </table:table-cell>
          <table:table-cell office:value-type="date" office:date-value="2017-08-09" calcext:value-type="date">
            <text:p>2017-08-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9-520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11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10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08</text:p>
          </table:table-cell>
          <table:table-cell office:value-type="date" office:date-value="2017-08-02" calcext:value-type="date">
            <text:p>2017-08-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45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24</text:p>
          </table:table-cell>
          <table:table-cell office:value-type="date" office:date-value="2017-07-17" calcext:value-type="date">
            <text:p>2017-07-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09</text:p>
          </table:table-cell>
          <table:table-cell office:value-type="date" office:date-value="2017-07-15" calcext:value-type="date">
            <text:p>2017-07-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11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20</text:p>
          </table:table-cell>
          <table:table-cell office:value-type="date" office:date-value="2017-07-24" calcext:value-type="date">
            <text:p>2017-07-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39</text:p>
          </table:table-cell>
          <table:table-cell office:value-type="date" office:date-value="2017-07-03" calcext:value-type="date">
            <text:p>2017-07-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32</text:p>
          </table:table-cell>
          <table:table-cell office:value-type="date" office:date-value="2017-08-09" calcext:value-type="date">
            <text:p>2017-08-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46</text:p>
          </table:table-cell>
          <table:table-cell office:value-type="date" office:date-value="2017-07-09" calcext:value-type="date">
            <text:p>2017-07-0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41</text:p>
          </table:table-cell>
          <table:table-cell office:value-type="date" office:date-value="2017-07-29" calcext:value-type="date">
            <text:p>2017-07-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44</text:p>
          </table:table-cell>
          <table:table-cell office:value-type="date" office:date-value="2017-07-04" calcext:value-type="date">
            <text:p>2017-07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01</text:p>
          </table:table-cell>
          <table:table-cell office:value-type="date" office:date-value="2017-07-12" calcext:value-type="date">
            <text:p>2017-07-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22</text:p>
          </table:table-cell>
          <table:table-cell office:value-type="date" office:date-value="2017-08-02" calcext:value-type="date">
            <text:p>2017-08-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38</text:p>
          </table:table-cell>
          <table:table-cell office:value-type="date" office:date-value="2017-07-12" calcext:value-type="date">
            <text:p>2017-07-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99-536</text:p>
          </table:table-cell>
          <table:table-cell office:value-type="date" office:date-value="2017-08-07" calcext:value-type="date">
            <text:p>2017-08-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35</text:p>
          </table:table-cell>
          <table:table-cell office:value-type="date" office:date-value="2017-07-22" calcext:value-type="date">
            <text:p>2017-07-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21</text:p>
          </table:table-cell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49</text:p>
          </table:table-cell>
          <table:table-cell office:value-type="date" office:date-value="2017-08-03" calcext:value-type="date">
            <text:p>2017-08-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23</text:p>
          </table:table-cell>
          <table:table-cell office:value-type="date" office:date-value="2017-07-08" calcext:value-type="date">
            <text:p>2017-07-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46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03</text:p>
          </table:table-cell>
          <table:table-cell office:value-type="date" office:date-value="2017-07-22" calcext:value-type="date">
            <text:p>2017-07-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15</text:p>
          </table:table-cell>
          <table:table-cell office:value-type="date" office:date-value="2017-07-17" calcext:value-type="date">
            <text:p>2017-07-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18</text:p>
          </table:table-cell>
          <table:table-cell office:value-type="date" office:date-value="2017-07-13" calcext:value-type="date">
            <text:p>2017-07-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9-505</text:p>
          </table:table-cell>
          <table:table-cell office:value-type="date" office:date-value="2017-07-31" calcext:value-type="date">
            <text:p>2017-07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43</text:p>
          </table:table-cell>
          <table:table-cell office:value-type="date" office:date-value="2017-07-02" calcext:value-type="date">
            <text:p>2017-07-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38</text:p>
          </table:table-cell>
          <table:table-cell office:value-type="date" office:date-value="2017-08-05" calcext:value-type="date">
            <text:p>2017-08-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18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30</text:p>
          </table:table-cell>
          <table:table-cell office:value-type="date" office:date-value="2017-07-06" calcext:value-type="date">
            <text:p>2017-07-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28</text:p>
          </table:table-cell>
          <table:table-cell office:value-type="date" office:date-value="2017-07-05" calcext:value-type="date">
            <text:p>2017-07-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31</text:p>
          </table:table-cell>
          <table:table-cell office:value-type="date" office:date-value="2017-07-28" calcext:value-type="date">
            <text:p>2017-07-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28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28</text:p>
          </table:table-cell>
          <table:table-cell office:value-type="date" office:date-value="2017-07-26" calcext:value-type="date">
            <text:p>2017-07-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26</text:p>
          </table:table-cell>
          <table:table-cell office:value-type="date" office:date-value="2017-08-02" calcext:value-type="date">
            <text:p>2017-08-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02</text:p>
          </table:table-cell>
          <table:table-cell office:value-type="date" office:date-value="2017-07-30" calcext:value-type="date">
            <text:p>2017-07-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28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03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99-516</text:p>
          </table:table-cell>
          <table:table-cell office:value-type="date" office:date-value="2017-07-22" calcext:value-type="date">
            <text:p>2017-07-2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01</text:p>
          </table:table-cell>
          <table:table-cell office:value-type="date" office:date-value="2017-07-13" calcext:value-type="date">
            <text:p>2017-07-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30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40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35</text:p>
          </table:table-cell>
          <table:table-cell office:value-type="date" office:date-value="2017-08-16" calcext:value-type="date">
            <text:p>2017-08-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05</text:p>
          </table:table-cell>
          <table:table-cell office:value-type="date" office:date-value="2017-08-05" calcext:value-type="date">
            <text:p>2017-08-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32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99-547</text:p>
          </table:table-cell>
          <table:table-cell office:value-type="date" office:date-value="2017-07-29" calcext:value-type="date">
            <text:p>2017-07-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35</text:p>
          </table:table-cell>
          <table:table-cell office:value-type="date" office:date-value="2017-07-28" calcext:value-type="date">
            <text:p>2017-07-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32</text:p>
          </table:table-cell>
          <table:table-cell office:value-type="date" office:date-value="2017-08-07" calcext:value-type="date">
            <text:p>2017-08-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12</text:p>
          </table:table-cell>
          <table:table-cell office:value-type="date" office:date-value="2017-08-05" calcext:value-type="date">
            <text:p>2017-08-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03</text:p>
          </table:table-cell>
          <table:table-cell office:value-type="date" office:date-value="2017-07-02" calcext:value-type="date">
            <text:p>2017-07-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44</text:p>
          </table:table-cell>
          <table:table-cell office:value-type="date" office:date-value="2017-08-12" calcext:value-type="date">
            <text:p>2017-08-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07</text:p>
          </table:table-cell>
          <table:table-cell office:value-type="date" office:date-value="2017-07-03" calcext:value-type="date">
            <text:p>2017-07-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21</text:p>
          </table:table-cell>
          <table:table-cell office:value-type="date" office:date-value="2017-07-12" calcext:value-type="date">
            <text:p>2017-07-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9-521</text:p>
          </table:table-cell>
          <table:table-cell office:value-type="date" office:date-value="2017-08-06" calcext:value-type="date">
            <text:p>2017-08-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27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32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08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30</text:p>
          </table:table-cell>
          <table:table-cell office:value-type="date" office:date-value="2017-07-15" calcext:value-type="date">
            <text:p>2017-07-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9-505</text:p>
          </table:table-cell>
          <table:table-cell office:value-type="date" office:date-value="2017-08-05" calcext:value-type="date">
            <text:p>2017-08-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33</text:p>
          </table:table-cell>
          <table:table-cell office:value-type="date" office:date-value="2017-07-06" calcext:value-type="date">
            <text:p>2017-07-0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31</text:p>
          </table:table-cell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29</text:p>
          </table:table-cell>
          <table:table-cell office:value-type="date" office:date-value="2017-08-06" calcext:value-type="date">
            <text:p>2017-08-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34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37</text:p>
          </table:table-cell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04</text:p>
          </table:table-cell>
          <table:table-cell office:value-type="date" office:date-value="2017-07-20" calcext:value-type="date">
            <text:p>2017-07-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12</text:p>
          </table:table-cell>
          <table:table-cell office:value-type="date" office:date-value="2017-07-30" calcext:value-type="date">
            <text:p>2017-07-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35</text:p>
          </table:table-cell>
          <table:table-cell office:value-type="date" office:date-value="2017-07-21" calcext:value-type="date">
            <text:p>2017-07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15</text:p>
          </table:table-cell>
          <table:table-cell office:value-type="date" office:date-value="2017-07-14" calcext:value-type="date">
            <text:p>2017-07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9-536</text:p>
          </table:table-cell>
          <table:table-cell office:value-type="date" office:date-value="2017-08-13" calcext:value-type="date">
            <text:p>2017-08-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49</text:p>
          </table:table-cell>
          <table:table-cell office:value-type="date" office:date-value="2017-07-30" calcext:value-type="date">
            <text:p>2017-07-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15</text:p>
          </table:table-cell>
          <table:table-cell office:value-type="date" office:date-value="2017-07-26" calcext:value-type="date">
            <text:p>2017-07-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12</text:p>
          </table:table-cell>
          <table:table-cell office:value-type="date" office:date-value="2017-07-10" calcext:value-type="date">
            <text:p>2017-07-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02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32</text:p>
          </table:table-cell>
          <table:table-cell office:value-type="date" office:date-value="2017-08-16" calcext:value-type="date">
            <text:p>2017-08-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33</text:p>
          </table:table-cell>
          <table:table-cell office:value-type="date" office:date-value="2017-08-09" calcext:value-type="date">
            <text:p>2017-08-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07</text:p>
          </table:table-cell>
          <table:table-cell office:value-type="date" office:date-value="2017-07-05" calcext:value-type="date">
            <text:p>2017-07-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41</text:p>
          </table:table-cell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19</text:p>
          </table:table-cell>
          <table:table-cell office:value-type="date" office:date-value="2017-07-02" calcext:value-type="date">
            <text:p>2017-07-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34</text:p>
          </table:table-cell>
          <table:table-cell office:value-type="date" office:date-value="2017-07-07" calcext:value-type="date">
            <text:p>2017-07-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41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10</text:p>
          </table:table-cell>
          <table:table-cell office:value-type="date" office:date-value="2017-08-16" calcext:value-type="date">
            <text:p>2017-08-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36</text:p>
          </table:table-cell>
          <table:table-cell office:value-type="date" office:date-value="2017-07-20" calcext:value-type="date">
            <text:p>2017-07-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12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35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33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10</text:p>
          </table:table-cell>
          <table:table-cell office:value-type="date" office:date-value="2017-08-08" calcext:value-type="date">
            <text:p>2017-08-0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99-53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9-509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35</text:p>
          </table:table-cell>
          <table:table-cell office:value-type="date" office:date-value="2017-07-10" calcext:value-type="date">
            <text:p>2017-07-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49</text:p>
          </table:table-cell>
          <table:table-cell office:value-type="date" office:date-value="2017-08-03" calcext:value-type="date">
            <text:p>2017-08-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21</text:p>
          </table:table-cell>
          <table:table-cell office:value-type="date" office:date-value="2017-08-04" calcext:value-type="date">
            <text:p>2017-08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00</text:p>
          </table:table-cell>
          <table:table-cell office:value-type="date" office:date-value="2017-08-13" calcext:value-type="date">
            <text:p>2017-08-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33</text:p>
          </table:table-cell>
          <table:table-cell office:value-type="date" office:date-value="2017-07-14" calcext:value-type="date">
            <text:p>2017-07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09</text:p>
          </table:table-cell>
          <table:table-cell office:value-type="date" office:date-value="2017-07-04" calcext:value-type="date">
            <text:p>2017-07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15</text:p>
          </table:table-cell>
          <table:table-cell office:value-type="date" office:date-value="2017-08-08" calcext:value-type="date">
            <text:p>2017-08-0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05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23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99-536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41</text:p>
          </table:table-cell>
          <table:table-cell office:value-type="date" office:date-value="2017-07-04" calcext:value-type="date">
            <text:p>2017-07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24</text:p>
          </table:table-cell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15</text:p>
          </table:table-cell>
          <table:table-cell office:value-type="date" office:date-value="2017-07-01" calcext:value-type="date">
            <text:p>2017-07-0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12</text:p>
          </table:table-cell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37</text:p>
          </table:table-cell>
          <table:table-cell office:value-type="date" office:date-value="2017-08-12" calcext:value-type="date">
            <text:p>2017-08-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42</text:p>
          </table:table-cell>
          <table:table-cell office:value-type="date" office:date-value="2017-08-12" calcext:value-type="date">
            <text:p>2017-08-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39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13</text:p>
          </table:table-cell>
          <table:table-cell office:value-type="date" office:date-value="2017-07-17" calcext:value-type="date">
            <text:p>2017-07-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13</text:p>
          </table:table-cell>
          <table:table-cell office:value-type="date" office:date-value="2017-07-23" calcext:value-type="date">
            <text:p>2017-07-2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39</text:p>
          </table:table-cell>
          <table:table-cell office:value-type="date" office:date-value="2017-08-06" calcext:value-type="date">
            <text:p>2017-08-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05</text:p>
          </table:table-cell>
          <table:table-cell office:value-type="date" office:date-value="2017-08-11" calcext:value-type="date">
            <text:p>2017-08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01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45</text:p>
          </table:table-cell>
          <table:table-cell office:value-type="date" office:date-value="2017-07-08" calcext:value-type="date">
            <text:p>2017-07-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49</text:p>
          </table:table-cell>
          <table:table-cell office:value-type="date" office:date-value="2017-08-13" calcext:value-type="date">
            <text:p>2017-08-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11</text:p>
          </table:table-cell>
          <table:table-cell office:value-type="date" office:date-value="2017-07-16" calcext:value-type="date">
            <text:p>2017-07-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49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40</text:p>
          </table:table-cell>
          <table:table-cell office:value-type="date" office:date-value="2017-07-14" calcext:value-type="date">
            <text:p>2017-07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03</text:p>
          </table:table-cell>
          <table:table-cell office:value-type="date" office:date-value="2017-07-07" calcext:value-type="date">
            <text:p>2017-07-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13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37</text:p>
          </table:table-cell>
          <table:table-cell office:value-type="date" office:date-value="2017-07-31" calcext:value-type="date">
            <text:p>2017-07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13</text:p>
          </table:table-cell>
          <table:table-cell office:value-type="date" office:date-value="2017-08-12" calcext:value-type="date">
            <text:p>2017-08-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08</text:p>
          </table:table-cell>
          <table:table-cell office:value-type="date" office:date-value="2017-07-28" calcext:value-type="date">
            <text:p>2017-07-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42</text:p>
          </table:table-cell>
          <table:table-cell office:value-type="date" office:date-value="2017-07-08" calcext:value-type="date">
            <text:p>2017-07-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11</text:p>
          </table:table-cell>
          <table:table-cell office:value-type="date" office:date-value="2017-07-31" calcext:value-type="date">
            <text:p>2017-07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14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07</text:p>
          </table:table-cell>
          <table:table-cell office:value-type="date" office:date-value="2017-07-18" calcext:value-type="date">
            <text:p>2017-07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19</text:p>
          </table:table-cell>
          <table:table-cell office:value-type="date" office:date-value="2017-07-29" calcext:value-type="date">
            <text:p>2017-07-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46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31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28</text:p>
          </table:table-cell>
          <table:table-cell office:value-type="date" office:date-value="2017-08-07" calcext:value-type="date">
            <text:p>2017-08-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18</text:p>
          </table:table-cell>
          <table:table-cell office:value-type="date" office:date-value="2017-07-21" calcext:value-type="date">
            <text:p>2017-07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9-510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11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26</text:p>
          </table:table-cell>
          <table:table-cell office:value-type="date" office:date-value="2017-07-29" calcext:value-type="date">
            <text:p>2017-07-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9-537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13</text:p>
          </table:table-cell>
          <table:table-cell office:value-type="date" office:date-value="2017-08-11" calcext:value-type="date">
            <text:p>2017-08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01</text:p>
          </table:table-cell>
          <table:table-cell office:value-type="date" office:date-value="2017-07-15" calcext:value-type="date">
            <text:p>2017-07-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19</text:p>
          </table:table-cell>
          <table:table-cell office:value-type="date" office:date-value="2017-07-13" calcext:value-type="date">
            <text:p>2017-07-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07</text:p>
          </table:table-cell>
          <table:table-cell office:value-type="date" office:date-value="2017-08-04" calcext:value-type="date">
            <text:p>2017-08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03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18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42</text:p>
          </table:table-cell>
          <table:table-cell office:value-type="date" office:date-value="2017-07-20" calcext:value-type="date">
            <text:p>2017-07-2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05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09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14</text:p>
          </table:table-cell>
          <table:table-cell office:value-type="date" office:date-value="2017-08-05" calcext:value-type="date">
            <text:p>2017-08-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48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20</text:p>
          </table:table-cell>
          <table:table-cell office:value-type="date" office:date-value="2017-07-25" calcext:value-type="date">
            <text:p>2017-07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42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07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99-513</text:p>
          </table:table-cell>
          <table:table-cell office:value-type="date" office:date-value="2017-07-05" calcext:value-type="date">
            <text:p>2017-07-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29</text:p>
          </table:table-cell>
          <table:table-cell office:value-type="date" office:date-value="2017-08-12" calcext:value-type="date">
            <text:p>2017-08-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9-522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10</text:p>
          </table:table-cell>
          <table:table-cell office:value-type="date" office:date-value="2017-07-26" calcext:value-type="date">
            <text:p>2017-07-2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11</text:p>
          </table:table-cell>
          <table:table-cell office:value-type="date" office:date-value="2017-07-09" calcext:value-type="date">
            <text:p>2017-07-0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08</text:p>
          </table:table-cell>
          <table:table-cell office:value-type="date" office:date-value="2017-07-17" calcext:value-type="date">
            <text:p>2017-07-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36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29</text:p>
          </table:table-cell>
          <table:table-cell office:value-type="date" office:date-value="2017-08-13" calcext:value-type="date">
            <text:p>2017-08-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26</text:p>
          </table:table-cell>
          <table:table-cell office:value-type="date" office:date-value="2017-08-04" calcext:value-type="date">
            <text:p>2017-08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0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43</text:p>
          </table:table-cell>
          <table:table-cell office:value-type="date" office:date-value="2017-08-05" calcext:value-type="date">
            <text:p>2017-08-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22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33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12</text:p>
          </table:table-cell>
          <table:table-cell office:value-type="date" office:date-value="2017-07-15" calcext:value-type="date">
            <text:p>2017-07-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46</text:p>
          </table:table-cell>
          <table:table-cell office:value-type="date" office:date-value="2017-07-31" calcext:value-type="date">
            <text:p>2017-07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29</text:p>
          </table:table-cell>
          <table:table-cell office:value-type="date" office:date-value="2017-07-02" calcext:value-type="date">
            <text:p>2017-07-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10</text:p>
          </table:table-cell>
          <table:table-cell office:value-type="date" office:date-value="2017-07-02" calcext:value-type="date">
            <text:p>2017-07-0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46</text:p>
          </table:table-cell>
          <table:table-cell office:value-type="date" office:date-value="2017-07-16" calcext:value-type="date">
            <text:p>2017-07-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99-541</text:p>
          </table:table-cell>
          <table:table-cell office:value-type="date" office:date-value="2017-07-10" calcext:value-type="date">
            <text:p>2017-07-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20</text:p>
          </table:table-cell>
          <table:table-cell office:value-type="date" office:date-value="2017-07-27" calcext:value-type="date">
            <text:p>2017-07-2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31</text:p>
          </table:table-cell>
          <table:table-cell office:value-type="date" office:date-value="2017-07-13" calcext:value-type="date">
            <text:p>2017-07-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13</text:p>
          </table:table-cell>
          <table:table-cell office:value-type="date" office:date-value="2017-07-29" calcext:value-type="date">
            <text:p>2017-07-2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12</text:p>
          </table:table-cell>
          <table:table-cell office:value-type="date" office:date-value="2017-08-07" calcext:value-type="date">
            <text:p>2017-08-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9-538</text:p>
          </table:table-cell>
          <table:table-cell office:value-type="date" office:date-value="2017-07-05" calcext:value-type="date">
            <text:p>2017-07-0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32</text:p>
          </table:table-cell>
          <table:table-cell office:value-type="date" office:date-value="2017-08-06" calcext:value-type="date">
            <text:p>2017-08-0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9-536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15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41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09</text:p>
          </table:table-cell>
          <table:table-cell office:value-type="date" office:date-value="2017-08-02" calcext:value-type="date">
            <text:p>2017-08-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31</text:p>
          </table:table-cell>
          <table:table-cell office:value-type="date" office:date-value="2017-07-11" calcext:value-type="date">
            <text:p>2017-07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99-537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9-542</text:p>
          </table:table-cell>
          <table:table-cell office:value-type="date" office:date-value="2017-07-21" calcext:value-type="date">
            <text:p>2017-07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44</text:p>
          </table:table-cell>
          <table:table-cell office:value-type="date" office:date-value="2017-08-03" calcext:value-type="date">
            <text:p>2017-08-0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13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-502</text:p>
          </table:table-cell>
          <table:table-cell office:value-type="date" office:date-value="2017-08-08" calcext:value-type="date">
            <text:p>2017-08-0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25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06</text:p>
          </table:table-cell>
          <table:table-cell office:value-type="date" office:date-value="2017-08-15" calcext:value-type="date">
            <text:p>2017-08-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99-523</text:p>
          </table:table-cell>
          <table:table-cell office:value-type="date" office:date-value="2017-07-30" calcext:value-type="date">
            <text:p>2017-07-3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03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10</text:p>
          </table:table-cell>
          <table:table-cell office:value-type="date" office:date-value="2017-08-15" calcext:value-type="date">
            <text:p>2017-08-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99-534</text:p>
          </table:table-cell>
          <table:table-cell office:value-type="date" office:date-value="2017-08-02" calcext:value-type="date">
            <text:p>2017-08-0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46</text:p>
          </table:table-cell>
          <table:table-cell office:value-type="date" office:date-value="2017-07-23" calcext:value-type="date">
            <text:p>2017-07-2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36</text:p>
          </table:table-cell>
          <table:table-cell office:value-type="date" office:date-value="2017-08-11" calcext:value-type="date">
            <text:p>2017-08-1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34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31</text:p>
          </table:table-cell>
          <table:table-cell office:value-type="date" office:date-value="2017-08-01" calcext:value-type="date">
            <text:p>2017-08-0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02</text:p>
          </table:table-cell>
          <table:table-cell office:value-type="date" office:date-value="2017-08-09" calcext:value-type="date">
            <text:p>2017-08-0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34</text:p>
          </table:table-cell>
          <table:table-cell office:value-type="date" office:date-value="2017-07-18" calcext:value-type="date">
            <text:p>2017-07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20</text:p>
          </table:table-cell>
          <table:table-cell office:value-type="date" office:date-value="2017-07-18" calcext:value-type="date">
            <text:p>2017-07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21</text:p>
          </table:table-cell>
          <table:table-cell office:value-type="date" office:date-value="2017-07-28" calcext:value-type="date">
            <text:p>2017-07-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26</text:p>
          </table:table-cell>
          <table:table-cell office:value-type="date" office:date-value="2017-07-04" calcext:value-type="date">
            <text:p>2017-07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07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30</text:p>
          </table:table-cell>
          <table:table-cell office:value-type="date" office:date-value="2017-07-13" calcext:value-type="date">
            <text:p>2017-07-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25</text:p>
          </table:table-cell>
          <table:table-cell office:value-type="date" office:date-value="2017-08-04" calcext:value-type="date">
            <text:p>2017-08-0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12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46</text:p>
          </table:table-cell>
          <table:table-cell office:value-type="date" office:date-value="2017-08-05" calcext:value-type="date">
            <text:p>2017-08-0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24</text:p>
          </table:table-cell>
          <table:table-cell office:value-type="date" office:date-value="2017-07-21" calcext:value-type="date">
            <text:p>2017-07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22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4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-531</text:p>
          </table:table-cell>
          <table:table-cell office:value-type="date" office:date-value="2017-08-07" calcext:value-type="date">
            <text:p>2017-08-0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99-527</text:p>
          </table:table-cell>
          <table:table-cell office:value-type="date" office:date-value="2017-08-13" calcext:value-type="date">
            <text:p>2017-08-1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9-529</text:p>
          </table:table-cell>
          <table:table-cell office:value-type="date" office:date-value="2017-07-12" calcext:value-type="date">
            <text:p>2017-07-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99-546</text:p>
          </table:table-cell>
          <table:table-cell office:value-type="date" office:date-value="2017-07-10" calcext:value-type="date">
            <text:p>2017-07-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41</text:p>
          </table:table-cell>
          <table:table-cell office:value-type="date" office:date-value="2017-07-08" calcext:value-type="date">
            <text:p>2017-07-0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99-545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9-507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99-546</text:p>
          </table:table-cell>
          <table:table-cell office:value-type="date" office:date-value="2017-07-18" calcext:value-type="date">
            <text:p>2017-07-1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9-540</text:p>
          </table:table-cell>
          <table:table-cell office:value-type="date" office:date-value="2017-07-15" calcext:value-type="date">
            <text:p>2017-07-1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-538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99-535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9-507</text:p>
          </table:table-cell>
          <table:table-cell office:value-type="date" office:date-value="2017-07-28" calcext:value-type="date">
            <text:p>2017-07-2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99-507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39</text:p>
          </table:table-cell>
          <table:table-cell office:value-type="date" office:date-value="2017-07-13" calcext:value-type="date">
            <text:p>2017-07-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9-543</text:p>
          </table:table-cell>
          <table:table-cell office:value-type="date" office:date-value="2017-07-16" calcext:value-type="date">
            <text:p>2017-07-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9-540</text:p>
          </table:table-cell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99-536</text:p>
          </table:table-cell>
          <table:table-cell office:value-type="date" office:date-value="2017-07-16" calcext:value-type="date">
            <text:p>2017-07-16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99-530</text:p>
          </table:table-cell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99-549</text:p>
          </table:table-cell>
          <table:table-cell office:value-type="date" office:date-value="2017-07-31" calcext:value-type="date">
            <text:p>2017-07-3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table table:name="Tabela przestawna_Arkusz1_1" table:style-name="ta1">
        <table:table-column table:style-name="co6" table:default-cell-style-name="ce5"/>
        <table:table-column table:style-name="co6" table:default-cell-style-name="ce10"/>
        <table:table-column table:style-name="co6" table:default-cell-style-name="ce15"/>
        <table:table-column table:style-name="co6" table:number-columns-repeated="3" table:default-cell-style-name="Default"/>
        <table:table-column table:style-name="co6" table:default-cell-style-name="ce17"/>
        <table:table-column table:style-name="co8" table:default-cell-style-name="ce18"/>
        <table:table-column table:style-name="co9" table:default-cell-style-name="Default"/>
        <table:table-column table:style-name="co6" table:default-cell-style-name="ce18"/>
        <table:table-column table:style-name="co10" table:default-cell-style-name="ce19"/>
        <table:table-column table:style-name="co6" table:number-columns-repeated="2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row table:style-name="ro1">
          <table:table-cell table:style-name="ce2"/>
          <table:table-cell table:style-name="ce7" office:value-type="string" calcext:value-type="string">
            <text:p>Dane</text:p>
          </table:table-cell>
          <table:table-cell table:style-name="ce12"/>
          <table:table-cell table:number-columns-repeated="3"/>
          <table:table-cell table:style-name="Default" office:value-type="string" calcext:value-type="string">
            <text:p>id zespołu</text:p>
          </table:table-cell>
          <table:table-cell table:style-name="Default" office:value-type="string" calcext:value-type="string">
            <text:p>weekendowe wystepy</text:p>
          </table:table-cell>
          <table:table-cell office:value-type="string" calcext:value-type="string">
            <text:p>powszednie wystepy</text:p>
          </table:table-cell>
          <table:table-cell table:style-name="Default" office:value-type="string" calcext:value-type="string">
            <text:p>suma</text:p>
          </table:table-cell>
          <table:table-cell table:style-name="Default" office:value-type="string" calcext:value-type="string">
            <text:p>więcej weekend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id_zespolu</text:p>
          </table:table-cell>
          <table:table-cell table:style-name="ce8" office:value-type="string" calcext:value-type="string">
            <text:p>Suma - typ dnia</text:p>
          </table:table-cell>
          <table:table-cell table:style-name="ce13" office:value-type="string" calcext:value-type="string">
            <text:p>Liczba - typ dnia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J2]-[.H2]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[.H2]&gt;[.I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J3]-[.H3]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[.H3]&gt;[.I3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J4]-[.H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H4]&gt;[.I4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[.J5]-[.H5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[.H5]&gt;[.I5]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id zespołu</text:p>
          </table:table-cell>
          <table:table-cell office:value-type="string" calcext:value-type="string">
            <text:p>weekendowe wystepy</text:p>
          </table:table-cell>
          <table:table-cell office:value-type="string" calcext:value-type="string">
            <text:p>powszednie wystepy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więcej weeken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J6]-[.H6]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[.H6]&gt;[.I6];1;0)" office:value-type="float" office:value="0" calcext:value-type="float">
            <text:p>0</text:p>
          </table:table-cell>
          <table:table-cell table:number-columns-repeated="2"/>
          <table:table-cell table:formula="of:=VLOOKUP([.O6];[$Arkusz2.$A$1:$Arkusz2.$C$24];2;0)" office:value-type="string" office:string-value="Niebieskie kontrabasy" calcext:value-type="string">
            <text:p>Niebieskie kontrabasy</text:p>
          </table:table-cell>
          <table:table-cell table:style-name="ce17" office:value-type="float" office:value="103" calcext:value-type="float">
            <text:p>103</text:p>
          </table:table-cell>
          <table:table-cell table:style-name="ce18" office:value-type="float" office:value="4" calcext:value-type="float">
            <text:p>4</text:p>
          </table:table-cell>
          <table:table-cell table:formula="of:=[.R6]-[.P6]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9" table:formula="of:=IF([.P6]&gt;[.Q6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formula="of:=[.J7]-[.H7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[.H7]&gt;[.I7];1;0)" office:value-type="float" office:value="0" calcext:value-type="float">
            <text:p>0</text:p>
          </table:table-cell>
          <table:table-cell table:number-columns-repeated="2"/>
          <table:table-cell table:formula="of:=VLOOKUP([.O7];[$Arkusz2.$A$1:$Arkusz2.$C$24];2;0)" office:value-type="string" office:string-value="Wiosenne bebny" calcext:value-type="string">
            <text:p>Wiosenne bebny</text:p>
          </table:table-cell>
          <table:table-cell table:style-name="ce17" office:value-type="float" office:value="107" calcext:value-type="float">
            <text:p>107</text:p>
          </table:table-cell>
          <table:table-cell table:style-name="ce18" office:value-type="float" office:value="4" calcext:value-type="float">
            <text:p>4</text:p>
          </table:table-cell>
          <table:table-cell table:formula="of:=[.R7]-[.P7]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9" table:formula="of:=IF([.P7]&gt;[.Q7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J8]-[.H8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F([.H8]&gt;[.I8];1;0)" office:value-type="float" office:value="1" calcext:value-type="float">
            <text:p>1</text:p>
          </table:table-cell>
          <table:table-cell table:number-columns-repeated="2"/>
          <table:table-cell table:formula="of:=VLOOKUP([.O8];[$Arkusz2.$A$1:$Arkusz2.$C$24];2;0)" office:value-type="string" office:string-value="Powolne fortepiany" calcext:value-type="string">
            <text:p>Powolne fortepiany</text:p>
          </table:table-cell>
          <table:table-cell table:style-name="ce17" office:value-type="float" office:value="108" calcext:value-type="float">
            <text:p>108</text:p>
          </table:table-cell>
          <table:table-cell table:style-name="ce18" office:value-type="float" office:value="5" calcext:value-type="float">
            <text:p>5</text:p>
          </table:table-cell>
          <table:table-cell table:formula="of:=[.R8]-[.P8]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9" table:formula="of:=IF([.P8]&gt;[.Q8]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J9]-[.H9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H9]&gt;[.I9];1;0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.J10]-[.H10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[.H10]&gt;[.I10]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iebieskie kontrabas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J11]-[.H11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H11]&gt;[.I11]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osenne bebn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J12]-[.H12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H12]&gt;[.I12];1;0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wolne fortepian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J13]-[.H13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H13]&gt;[.I13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[.J14]-[.H14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[.H14]&gt;[.I14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[.J15]-[.H15]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H15]&gt;[.I15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J16]-[.H16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[.H16]&gt;[.I16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J17]-[.H17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H17]&gt;[.I17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J18]-[.H18]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[.H18]&gt;[.I18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J19]-[.H19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H19]&gt;[.I19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J20]-[.H20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H20]&gt;[.I20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formula="of:=[.J21]-[.H21]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F([.H21]&gt;[.I21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[.J22]-[.H22]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H22]&gt;[.I22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formula="of:=[.J23]-[.H23]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H23]&gt;[.I23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formula="of:=[.J24]-[.H24]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IF([.H24]&gt;[.I24];1;0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6" office:value-type="float" office:value="123" calcext:value-type="float">
            <text:p>123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</table:table>
      <table:table table:name="Arkusz2" table:style-name="ta1"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_zespolu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liczba_artystow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le nutk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zalone gitar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iebieskie kontrabasy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okojne werb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Zolte perkusj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are mandolin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iosenne bebn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owolne fortepian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esienne talerz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djechane cymbal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zerwone wiolonczel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che organ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ajne trojkat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ioletowe dzwonk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owazne oboj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ytmiczne wibrafon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ielone akordeon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ozstrojone piani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uszace harf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zarne klawesyn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etalowe klarne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lote saksofon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iszczace trabki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-pilot-tables>
        <table:data-pilot-table table:name="DataPilot1" table:application-data="" table:target-range-address="'Tabela przestawna_Arkusz1_1'.A1:'Tabela przestawna_Arkusz1_1'.C25" table:buttons="'Tabela przestawna_Arkusz1_1'.A2 'Tabela przestawna_Arkusz1_1'.B1" table:grand-total="column" table:show-filter-button="false" table:drill-down-on-double-click="false">
          <table:source-cell-range table:cell-range-address="Arkusz1.A1:Arkusz1.E24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d_zespolu" table:orientation="row" table:used-hierarchy="0" table:function="auto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102" table:display="true" table:show-details="true"/>
                <table:data-pilot-member table:name="103" table:display="true" table:show-details="true"/>
                <table:data-pilot-member table:name="104" table:display="true" table:show-details="true"/>
                <table:data-pilot-member table:name="105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6" table:display="true" table:show-details="true"/>
                <table:data-pilot-member table:name="117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 dnia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yp dnia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7T18:31:40.112000000</dc:date>
    <meta:editing-duration>PT13M51S</meta:editing-duration>
    <meta:editing-cycles>1</meta:editing-cycles>
    <meta:document-statistic meta:table-count="3" meta:cell-count="1503" meta:object-count="0"/>
    <meta:generator>LibreOffice/7.3.0.3$Windows_X86_64 LibreOffice_project/0f246aa12d0eee4a0f7adcefbf7c878fc2238db3</meta:generator>
  </office:meta>
</office:document-meta>
</file>